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8cm"/>
    </style:style>
    <style:style style:name="co3" style:family="table-column">
      <style:table-column-properties fo:break-before="auto" style:column-width="2.886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Tahoma"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  <style:text-properties style:font-name="Tahoma" fo:font-size="14pt" style:font-name-asian="Tahoma" style:font-size-asian="14pt" style:font-size-complex="14pt"/>
    </style:style>
    <style:style style:name="ce3" style:family="table-cell" style:parent-style-name="Default">
      <style:table-cell-properties fo:border="0.002cm solid #000000"/>
      <style:text-properties style:font-name="Tahoma" fo:font-size="14pt" style:font-name-asian="Tahoma" style:font-size-asian="14pt" style:font-size-complex="14pt"/>
    </style:style>
    <style:style style:name="ce4" style:family="table-cell" style:parent-style-name="Default" style:data-style-name="N2">
      <style:table-cell-properties fo:border="0.002cm solid #000000"/>
      <style:text-properties style:font-name="Tahoma" fo:font-size="14pt" style:font-name-asian="Tahoma" style:font-size-asian="14pt" style:font-size-complex="14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ahoma" fo:font-size="14pt" style:font-size-asian="14pt" style:font-size-complex="14pt"/>
    </style:style>
    <style:style style:name="ce6" style:family="table-cell" style:parent-style-name="Default" style:data-style-name="N2">
      <style:table-cell-properties fo:border="0.002cm solid #000000"/>
      <style:text-properties style:font-name="Tahoma" fo:font-size="14pt" style:font-name-asian="Tahoma" style:font-size-asian="14pt" style:font-name-complex="Mangal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1" table:style-name="ta1" table:print="false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=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y=</text:p>
          </table:table-cell>
          <table:table-cell office:value-type="float" office:value="1">
            <text:p>1</text:p>
          </table:table-cell>
          <table:table-cell table:style-name="ce5">
            <draw:frame table:end-cell-address="'1'.K18" table:end-x="1.353cm" table:end-y="0.021cm" draw:z-index="0" draw:style-name="gr1" draw:text-style-name="P1" svg:width="15.999cm" svg:height="8.999cm" svg:x="1.461cm" svg:y="0.397cm">
              <draw:object draw:notify-on-update-of-ranges="'1'.B6:'1'.B6 '1'.B7:'1'.B47 '1'.C6:'1'.C6 '1'.C7:'1'.C47 '1'.D6:'1'.D6 '1'.D7:'1'.D47 '1'.E6:'1'.E6 '1'.E7:'1'.E47 '1'.F6:'1'.F6 '1'.F7:'1'.F4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L1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x</text:p>
          </table:table-cell>
          <table:table-cell table:style-name="ce2" office:value-type="string">
            <text:p>L1</text:p>
          </table:table-cell>
          <table:table-cell table:style-name="ce2" office:value-type="string">
            <text:p>L2</text:p>
          </table:table-cell>
          <table:table-cell table:style-name="ce2" office:value-type="string">
            <text:p>L1+L2</text:p>
          </table:table-cell>
          <table:table-cell table:style-name="ce2"/>
          <table:table-cell table:style-name="ce2" office:value-type="string">
            <text:p>id</text:p>
          </table:table-cell>
          <table:table-cell table:formula="of:=[.C6]" office:value-type="string" office:string-value="x">
            <text:p>x</text:p>
          </table:table-cell>
          <table:table-cell table:formula="of:=[.D6]" office:value-type="string" office:string-value="L1">
            <text:p>L1</text:p>
          </table:table-cell>
          <table:table-cell table:formula="of:=[.F6]" office:value-type="string" office:string-value="L1+L2">
            <text:p>L1+L2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4" table:formula="of:=SQRT(POWER([.C7];2)+POWER([.$C$3];2))" office:value-type="float" office:value="1">
            <text:p>1.00</text:p>
          </table:table-cell>
          <table:table-cell table:style-name="ce6" table:formula="of:=SQRT(POWER(([.$C$2]-[.C7]);2)+POWER([.$C$3];2))" office:value-type="float" office:value="2.23606797749979">
            <text:p>2.24</text:p>
          </table:table-cell>
          <table:table-cell table:style-name="ce4" table:formula="of:=[.D7]+[.E7]" office:value-type="float" office:value="3.23606797749979">
            <text:p>3.24</text:p>
          </table:table-cell>
          <table:table-cell table:style-name="ce3"/>
          <table:table-cell table:style-name="ce3" table:formula="of:=[.B7]" office:value-type="float" office:value="1">
            <text:p>1</text:p>
          </table:table-cell>
          <table:table-cell table:formula="of:=[.C7]" office:value-type="float" office:value="0">
            <text:p>0</text:p>
          </table:table-cell>
          <table:table-cell table:formula="of:=[.D7]" office:value-type="float" office:value="1">
            <text:p>1</text:p>
          </table:table-cell>
          <table:table-cell table:formula="of:=[.F7]" office:value-type="float" office:value="3.23606797749979">
            <text:p>3.23606797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7]+1" office:value-type="float" office:value="2">
            <text:p>2</text:p>
          </table:table-cell>
          <table:table-cell table:style-name="ce4" table:formula="of:=[.C7]+[.$C$2]/COUNTA([.$B$7:.$B$47])" office:value-type="float" office:value="0.0487804878048781">
            <text:p>0.05</text:p>
          </table:table-cell>
          <table:table-cell table:style-name="ce4" table:formula="of:=SQRT(POWER([.C8];2)+POWER([.$C$3];2))" office:value-type="float" office:value="1.00118906106214">
            <text:p>1.00</text:p>
          </table:table-cell>
          <table:table-cell table:style-name="ce6" table:formula="of:=SQRT(POWER(([.$C$2]-[.C8]);2)+POWER([.$C$3];2))" office:value-type="float" office:value="2.1925459139482">
            <text:p>2.19</text:p>
          </table:table-cell>
          <table:table-cell table:style-name="ce4" table:formula="of:=[.D8]+[.E8]" office:value-type="float" office:value="3.19373497501034">
            <text:p>3.19</text:p>
          </table:table-cell>
          <table:table-cell table:style-name="ce3"/>
          <table:table-cell table:style-name="ce3" table:formula="of:=[.B8]" office:value-type="float" office:value="2">
            <text:p>2</text:p>
          </table:table-cell>
          <table:table-cell table:formula="of:=[.C8]" office:value-type="float" office:value="0.0487804878048781">
            <text:p>0.0487804878</text:p>
          </table:table-cell>
          <table:table-cell table:formula="of:=[.D8]" office:value-type="float" office:value="1.00118906106214">
            <text:p>1.0011890611</text:p>
          </table:table-cell>
          <table:table-cell table:formula="of:=[.F8]" office:value-type="float" office:value="3.19373497501034">
            <text:p>3.19373497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8]+1" office:value-type="float" office:value="3">
            <text:p>3</text:p>
          </table:table-cell>
          <table:table-cell table:style-name="ce4" table:formula="of:=[.C8]+[.$C$2]/COUNTA([.$B$7:.$B$47])" office:value-type="float" office:value="0.0975609756097561">
            <text:p>0.10</text:p>
          </table:table-cell>
          <table:table-cell table:style-name="ce4" table:formula="of:=SQRT(POWER([.C9];2)+POWER([.$C$3];2))" office:value-type="float" office:value="1.00474780117297">
            <text:p>1.00</text:p>
          </table:table-cell>
          <table:table-cell table:style-name="ce6" table:formula="of:=SQRT(POWER(([.$C$2]-[.C9]);2)+POWER([.$C$3];2))" office:value-type="float" office:value="2.1492496926888">
            <text:p>2.15</text:p>
          </table:table-cell>
          <table:table-cell table:style-name="ce4" table:formula="of:=[.D9]+[.E9]" office:value-type="float" office:value="3.15399749386177">
            <text:p>3.15</text:p>
          </table:table-cell>
          <table:table-cell table:style-name="ce3"/>
          <table:table-cell table:style-name="ce3" table:formula="of:=[.B9]" office:value-type="float" office:value="3">
            <text:p>3</text:p>
          </table:table-cell>
          <table:table-cell table:formula="of:=[.C9]" office:value-type="float" office:value="0.0975609756097561">
            <text:p>0.0975609756</text:p>
          </table:table-cell>
          <table:table-cell table:formula="of:=[.D9]" office:value-type="float" office:value="1.00474780117297">
            <text:p>1.0047478012</text:p>
          </table:table-cell>
          <table:table-cell table:formula="of:=[.F9]" office:value-type="float" office:value="3.15399749386177">
            <text:p>3.15399749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9]+1" office:value-type="float" office:value="4">
            <text:p>4</text:p>
          </table:table-cell>
          <table:table-cell table:style-name="ce4" table:formula="of:=[.C9]+[.$C$2]/COUNTA([.$B$7:.$B$47])" office:value-type="float" office:value="0.146341463414634">
            <text:p>0.15</text:p>
          </table:table-cell>
          <table:table-cell table:style-name="ce4" table:formula="of:=SQRT(POWER([.C10];2)+POWER([.$C$3];2))" office:value-type="float" office:value="1.01065118805369">
            <text:p>1.01</text:p>
          </table:table-cell>
          <table:table-cell table:style-name="ce6" table:formula="of:=SQRT(POWER(([.$C$2]-[.C10]);2)+POWER([.$C$3];2))" office:value-type="float" office:value="2.10619324143247">
            <text:p>2.11</text:p>
          </table:table-cell>
          <table:table-cell table:style-name="ce4" table:formula="of:=[.D10]+[.E10]" office:value-type="float" office:value="3.11684442948616">
            <text:p>3.12</text:p>
          </table:table-cell>
          <table:table-cell table:style-name="ce3"/>
          <table:table-cell table:style-name="ce3" table:formula="of:=[.B10]" office:value-type="float" office:value="4">
            <text:p>4</text:p>
          </table:table-cell>
          <table:table-cell table:formula="of:=[.C10]" office:value-type="float" office:value="0.146341463414634">
            <text:p>0.1463414634</text:p>
          </table:table-cell>
          <table:table-cell table:formula="of:=[.D10]" office:value-type="float" office:value="1.01065118805369">
            <text:p>1.0106511881</text:p>
          </table:table-cell>
          <table:table-cell table:formula="of:=[.F10]" office:value-type="float" office:value="3.11684442948616">
            <text:p>3.116844429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0]+1" office:value-type="float" office:value="5">
            <text:p>5</text:p>
          </table:table-cell>
          <table:table-cell table:style-name="ce4" table:formula="of:=[.C10]+[.$C$2]/COUNTA([.$B$7:.$B$47])" office:value-type="float" office:value="0.195121951219512">
            <text:p>0.20</text:p>
          </table:table-cell>
          <table:table-cell table:style-name="ce4" table:formula="of:=SQRT(POWER([.C11];2)+POWER([.$C$3];2))" office:value-type="float" office:value="1.01885846703441">
            <text:p>1.02</text:p>
          </table:table-cell>
          <table:table-cell table:style-name="ce6" table:formula="of:=SQRT(POWER(([.$C$2]-[.C11]);2)+POWER([.$C$3];2))" office:value-type="float" office:value="2.06339156995701">
            <text:p>2.06</text:p>
          </table:table-cell>
          <table:table-cell table:style-name="ce4" table:formula="of:=[.D11]+[.E11]" office:value-type="float" office:value="3.08225003699142">
            <text:p>3.08</text:p>
          </table:table-cell>
          <table:table-cell table:style-name="ce3"/>
          <table:table-cell table:style-name="ce3" table:formula="of:=[.B11]" office:value-type="float" office:value="5">
            <text:p>5</text:p>
          </table:table-cell>
          <table:table-cell table:formula="of:=[.C11]" office:value-type="float" office:value="0.195121951219512">
            <text:p>0.1951219512</text:p>
          </table:table-cell>
          <table:table-cell table:formula="of:=[.D11]" office:value-type="float" office:value="1.01885846703441">
            <text:p>1.018858467</text:p>
          </table:table-cell>
          <table:table-cell table:formula="of:=[.F11]" office:value-type="float" office:value="3.08225003699142">
            <text:p>3.0822500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1]+1" office:value-type="float" office:value="6">
            <text:p>6</text:p>
          </table:table-cell>
          <table:table-cell table:style-name="ce4" table:formula="of:=[.C11]+[.$C$2]/COUNTA([.$B$7:.$B$47])" office:value-type="float" office:value="0.24390243902439">
            <text:p>0.24</text:p>
          </table:table-cell>
          <table:table-cell table:style-name="ce4" table:formula="of:=SQRT(POWER([.C12];2)+POWER([.$C$3];2))" office:value-type="float" office:value="1.02931452907362">
            <text:p>1.03</text:p>
          </table:table-cell>
          <table:table-cell table:style-name="ce6" table:formula="of:=SQRT(POWER(([.$C$2]-[.C12]);2)+POWER([.$C$3];2))" office:value-type="float" office:value="2.0208608669734">
            <text:p>2.02</text:p>
          </table:table-cell>
          <table:table-cell table:style-name="ce4" table:formula="of:=[.D12]+[.E12]" office:value-type="float" office:value="3.05017539604702">
            <text:p>3.05</text:p>
          </table:table-cell>
          <table:table-cell table:style-name="ce3"/>
          <table:table-cell table:style-name="ce3" table:formula="of:=[.B12]" office:value-type="float" office:value="6">
            <text:p>6</text:p>
          </table:table-cell>
          <table:table-cell table:formula="of:=[.C12]" office:value-type="float" office:value="0.24390243902439">
            <text:p>0.243902439</text:p>
          </table:table-cell>
          <table:table-cell table:formula="of:=[.D12]" office:value-type="float" office:value="1.02931452907362">
            <text:p>1.0293145291</text:p>
          </table:table-cell>
          <table:table-cell table:formula="of:=[.F12]" office:value-type="float" office:value="3.05017539604702">
            <text:p>3.05017539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2]+1" office:value-type="float" office:value="7">
            <text:p>7</text:p>
          </table:table-cell>
          <table:table-cell table:style-name="ce4" table:formula="of:=[.C12]+[.$C$2]/COUNTA([.$B$7:.$B$47])" office:value-type="float" office:value="0.292682926829268">
            <text:p>0.29</text:p>
          </table:table-cell>
          <table:table-cell table:style-name="ce4" table:formula="of:=SQRT(POWER([.C13];2)+POWER([.$C$3];2))" office:value-type="float" office:value="1.04195167625824">
            <text:p>1.04</text:p>
          </table:table-cell>
          <table:table-cell table:style-name="ce6" table:formula="of:=SQRT(POWER(([.$C$2]-[.C13]);2)+POWER([.$C$3];2))" office:value-type="float" office:value="1.97861860608362">
            <text:p>1.98</text:p>
          </table:table-cell>
          <table:table-cell table:style-name="ce4" table:formula="of:=[.D13]+[.E13]" office:value-type="float" office:value="3.02057028234185">
            <text:p>3.02</text:p>
          </table:table-cell>
          <table:table-cell table:style-name="ce3"/>
          <table:table-cell table:style-name="ce3" table:formula="of:=[.B13]" office:value-type="float" office:value="7">
            <text:p>7</text:p>
          </table:table-cell>
          <table:table-cell table:formula="of:=[.C13]" office:value-type="float" office:value="0.292682926829268">
            <text:p>0.2926829268</text:p>
          </table:table-cell>
          <table:table-cell table:formula="of:=[.D13]" office:value-type="float" office:value="1.04195167625824">
            <text:p>1.0419516763</text:p>
          </table:table-cell>
          <table:table-cell table:formula="of:=[.F13]" office:value-type="float" office:value="3.02057028234185">
            <text:p>3.020570282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3]+1" office:value-type="float" office:value="8">
            <text:p>8</text:p>
          </table:table-cell>
          <table:table-cell table:style-name="ce4" table:formula="of:=[.C13]+[.$C$2]/COUNTA([.$B$7:.$B$47])" office:value-type="float" office:value="0.341463414634146">
            <text:p>0.34</text:p>
          </table:table-cell>
          <table:table-cell table:style-name="ce4" table:formula="of:=SQRT(POWER([.C14];2)+POWER([.$C$3];2))" office:value-type="float" office:value="1.05669165963095">
            <text:p>1.06</text:p>
          </table:table-cell>
          <table:table-cell table:style-name="ce6" table:formula="of:=SQRT(POWER(([.$C$2]-[.C14]);2)+POWER([.$C$3];2))" office:value-type="float" office:value="1.93668366157125">
            <text:p>1.94</text:p>
          </table:table-cell>
          <table:table-cell table:style-name="ce4" table:formula="of:=[.D14]+[.E14]" office:value-type="float" office:value="2.9933753212022">
            <text:p>2.99</text:p>
          </table:table-cell>
          <table:table-cell table:style-name="ce3"/>
          <table:table-cell table:style-name="ce3" table:formula="of:=[.B14]" office:value-type="float" office:value="8">
            <text:p>8</text:p>
          </table:table-cell>
          <table:table-cell table:formula="of:=[.C14]" office:value-type="float" office:value="0.341463414634146">
            <text:p>0.3414634146</text:p>
          </table:table-cell>
          <table:table-cell table:formula="of:=[.D14]" office:value-type="float" office:value="1.05669165963095">
            <text:p>1.0566916596</text:p>
          </table:table-cell>
          <table:table-cell table:formula="of:=[.F14]" office:value-type="float" office:value="2.9933753212022">
            <text:p>2.993375321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4]+1" office:value-type="float" office:value="9">
            <text:p>9</text:p>
          </table:table-cell>
          <table:table-cell table:style-name="ce4" table:formula="of:=[.C14]+[.$C$2]/COUNTA([.$B$7:.$B$47])" office:value-type="float" office:value="0.390243902439024">
            <text:p>0.39</text:p>
          </table:table-cell>
          <table:table-cell table:style-name="ce4" table:formula="of:=SQRT(POWER([.C15];2)+POWER([.$C$3];2))" office:value-type="float" office:value="1.07344785778856">
            <text:p>1.07</text:p>
          </table:table-cell>
          <table:table-cell table:style-name="ce6" table:formula="of:=SQRT(POWER(([.$C$2]-[.C15]);2)+POWER([.$C$3];2))" office:value-type="float" office:value="1.89507643477374">
            <text:p>1.90</text:p>
          </table:table-cell>
          <table:table-cell table:style-name="ce4" table:formula="of:=[.D15]+[.E15]" office:value-type="float" office:value="2.96852429256229">
            <text:p>2.97</text:p>
          </table:table-cell>
          <table:table-cell table:style-name="ce3"/>
          <table:table-cell table:style-name="ce3" table:formula="of:=[.B15]" office:value-type="float" office:value="9">
            <text:p>9</text:p>
          </table:table-cell>
          <table:table-cell table:formula="of:=[.C15]" office:value-type="float" office:value="0.390243902439024">
            <text:p>0.3902439024</text:p>
          </table:table-cell>
          <table:table-cell table:formula="of:=[.D15]" office:value-type="float" office:value="1.07344785778856">
            <text:p>1.0734478578</text:p>
          </table:table-cell>
          <table:table-cell table:formula="of:=[.F15]" office:value-type="float" office:value="2.96852429256229">
            <text:p>2.968524292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5]+1" office:value-type="float" office:value="10">
            <text:p>10</text:p>
          </table:table-cell>
          <table:table-cell table:style-name="ce4" table:formula="of:=[.C15]+[.$C$2]/COUNTA([.$B$7:.$B$47])" office:value-type="float" office:value="0.439024390243902">
            <text:p>0.44</text:p>
          </table:table-cell>
          <table:table-cell table:style-name="ce4" table:formula="of:=SQRT(POWER([.C16];2)+POWER([.$C$3];2))" office:value-type="float" office:value="1.0921274720604">
            <text:p>1.09</text:p>
          </table:table-cell>
          <table:table-cell table:style-name="ce6" table:formula="of:=SQRT(POWER(([.$C$2]-[.C16]);2)+POWER([.$C$3];2))" office:value-type="float" office:value="1.85381899177169">
            <text:p>1.85</text:p>
          </table:table-cell>
          <table:table-cell table:style-name="ce4" table:formula="of:=[.D16]+[.E16]" office:value-type="float" office:value="2.94594646383209">
            <text:p>2.95</text:p>
          </table:table-cell>
          <table:table-cell table:style-name="ce3"/>
          <table:table-cell table:style-name="ce3" table:formula="of:=[.B16]" office:value-type="float" office:value="10">
            <text:p>10</text:p>
          </table:table-cell>
          <table:table-cell table:formula="of:=[.C16]" office:value-type="float" office:value="0.439024390243902">
            <text:p>0.4390243902</text:p>
          </table:table-cell>
          <table:table-cell table:formula="of:=[.D16]" office:value-type="float" office:value="1.0921274720604">
            <text:p>1.0921274721</text:p>
          </table:table-cell>
          <table:table-cell table:formula="of:=[.F16]" office:value-type="float" office:value="2.94594646383209">
            <text:p>2.945946463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6]+1" office:value-type="float" office:value="11">
            <text:p>11</text:p>
          </table:table-cell>
          <table:table-cell table:style-name="ce4" table:formula="of:=[.C16]+[.$C$2]/COUNTA([.$B$7:.$B$47])" office:value-type="float" office:value="0.48780487804878">
            <text:p>0.49</text:p>
          </table:table-cell>
          <table:table-cell table:style-name="ce4" table:formula="of:=SQRT(POWER([.C17];2)+POWER([.$C$3];2))" office:value-type="float" office:value="1.11263363199581">
            <text:p>1.11</text:p>
          </table:table-cell>
          <table:table-cell table:style-name="ce6" table:formula="of:=SQRT(POWER(([.$C$2]-[.C17]);2)+POWER([.$C$3];2))" office:value-type="float" office:value="1.81293521308762">
            <text:p>1.81</text:p>
          </table:table-cell>
          <table:table-cell table:style-name="ce4" table:formula="of:=[.D17]+[.E17]" office:value-type="float" office:value="2.92556884508343">
            <text:p>2.93</text:p>
          </table:table-cell>
          <table:table-cell table:style-name="ce3"/>
          <table:table-cell table:style-name="ce3" table:formula="of:=[.B17]" office:value-type="float" office:value="11">
            <text:p>11</text:p>
          </table:table-cell>
          <table:table-cell table:formula="of:=[.C17]" office:value-type="float" office:value="0.48780487804878">
            <text:p>0.487804878</text:p>
          </table:table-cell>
          <table:table-cell table:formula="of:=[.D17]" office:value-type="float" office:value="1.11263363199581">
            <text:p>1.112633632</text:p>
          </table:table-cell>
          <table:table-cell table:formula="of:=[.F17]" office:value-type="float" office:value="2.92556884508343">
            <text:p>2.92556884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7]+1" office:value-type="float" office:value="12">
            <text:p>12</text:p>
          </table:table-cell>
          <table:table-cell table:style-name="ce4" table:formula="of:=[.C17]+[.$C$2]/COUNTA([.$B$7:.$B$47])" office:value-type="float" office:value="0.536585365853658">
            <text:p>0.54</text:p>
          </table:table-cell>
          <table:table-cell table:style-name="ce4" table:formula="of:=SQRT(POWER([.C18];2)+POWER([.$C$3];2))" office:value-type="float" office:value="1.13486732918359">
            <text:p>1.13</text:p>
          </table:table-cell>
          <table:table-cell table:style-name="ce6" table:formula="of:=SQRT(POWER(([.$C$2]-[.C18]);2)+POWER([.$C$3];2))" office:value-type="float" office:value="1.77245095600236">
            <text:p>1.77</text:p>
          </table:table-cell>
          <table:table-cell table:style-name="ce4" table:formula="of:=[.D18]+[.E18]" office:value-type="float" office:value="2.90731828518595">
            <text:p>2.91</text:p>
          </table:table-cell>
          <table:table-cell table:style-name="ce3"/>
          <table:table-cell table:style-name="ce3" table:formula="of:=[.B18]" office:value-type="float" office:value="12">
            <text:p>12</text:p>
          </table:table-cell>
          <table:table-cell table:formula="of:=[.C18]" office:value-type="float" office:value="0.536585365853658">
            <text:p>0.5365853659</text:p>
          </table:table-cell>
          <table:table-cell table:formula="of:=[.D18]" office:value-type="float" office:value="1.13486732918359">
            <text:p>1.1348673292</text:p>
          </table:table-cell>
          <table:table-cell table:formula="of:=[.F18]" office:value-type="float" office:value="2.90731828518595">
            <text:p>2.907318285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8]+1" office:value-type="float" office:value="13">
            <text:p>13</text:p>
          </table:table-cell>
          <table:table-cell table:style-name="ce4" table:formula="of:=[.C18]+[.$C$2]/COUNTA([.$B$7:.$B$47])" office:value-type="float" office:value="0.585365853658537">
            <text:p>0.59</text:p>
          </table:table-cell>
          <table:table-cell table:style-name="ce4" table:formula="of:=SQRT(POWER([.C19];2)+POWER([.$C$3];2))" office:value-type="float" office:value="1.15872912392387">
            <text:p>1.16</text:p>
          </table:table-cell>
          <table:table-cell table:style-name="ce6" table:formula="of:=SQRT(POWER(([.$C$2]-[.C19]);2)+POWER([.$C$3];2))" office:value-type="float" office:value="1.732394229959">
            <text:p>1.73</text:p>
          </table:table-cell>
          <table:table-cell table:style-name="ce4" table:formula="of:=[.D19]+[.E19]" office:value-type="float" office:value="2.89112335388287">
            <text:p>2.89</text:p>
          </table:table-cell>
          <table:table-cell table:style-name="ce3"/>
          <table:table-cell table:style-name="ce3" table:formula="of:=[.B19]" office:value-type="float" office:value="13">
            <text:p>13</text:p>
          </table:table-cell>
          <table:table-cell table:formula="of:=[.C19]" office:value-type="float" office:value="0.585365853658537">
            <text:p>0.5853658537</text:p>
          </table:table-cell>
          <table:table-cell table:formula="of:=[.D19]" office:value-type="float" office:value="1.15872912392387">
            <text:p>1.1587291239</text:p>
          </table:table-cell>
          <table:table-cell table:formula="of:=[.F19]" office:value-type="float" office:value="2.89112335388287">
            <text:p>2.89112335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19]+1" office:value-type="float" office:value="14">
            <text:p>14</text:p>
          </table:table-cell>
          <table:table-cell table:style-name="ce4" table:formula="of:=[.C19]+[.$C$2]/COUNTA([.$B$7:.$B$47])" office:value-type="float" office:value="0.634146341463415">
            <text:p>0.63</text:p>
          </table:table-cell>
          <table:table-cell table:style-name="ce4" table:formula="of:=SQRT(POWER([.C20];2)+POWER([.$C$3];2))" office:value-type="float" office:value="1.18412059453057">
            <text:p>1.18</text:p>
          </table:table-cell>
          <table:table-cell table:style-name="ce6" table:formula="of:=SQRT(POWER(([.$C$2]-[.C20]);2)+POWER([.$C$3];2))" office:value-type="float" office:value="1.69279538531323">
            <text:p>1.69</text:p>
          </table:table-cell>
          <table:table-cell table:style-name="ce4" table:formula="of:=[.D20]+[.E20]" office:value-type="float" office:value="2.8769159798438">
            <text:p>2.88</text:p>
          </table:table-cell>
          <table:table-cell table:style-name="ce3"/>
          <table:table-cell table:style-name="ce3" table:formula="of:=[.B20]" office:value-type="float" office:value="14">
            <text:p>14</text:p>
          </table:table-cell>
          <table:table-cell table:formula="of:=[.C20]" office:value-type="float" office:value="0.634146341463415">
            <text:p>0.6341463415</text:p>
          </table:table-cell>
          <table:table-cell table:formula="of:=[.D20]" office:value-type="float" office:value="1.18412059453057">
            <text:p>1.1841205945</text:p>
          </table:table-cell>
          <table:table-cell table:formula="of:=[.F20]" office:value-type="float" office:value="2.8769159798438">
            <text:p>2.876915979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0]+1" office:value-type="float" office:value="15">
            <text:p>15</text:p>
          </table:table-cell>
          <table:table-cell table:style-name="ce4" table:formula="of:=[.C20]+[.$C$2]/COUNTA([.$B$7:.$B$47])" office:value-type="float" office:value="0.682926829268293">
            <text:p>0.68</text:p>
          </table:table-cell>
          <table:table-cell table:style-name="ce4" table:formula="of:=SQRT(POWER([.C21];2)+POWER([.$C$3];2))" office:value-type="float" office:value="1.21094552071282">
            <text:p>1.21</text:p>
          </table:table-cell>
          <table:table-cell table:style-name="ce6" table:formula="of:=SQRT(POWER(([.$C$2]-[.C21]);2)+POWER([.$C$3];2))" office:value-type="float" office:value="1.6536873153838">
            <text:p>1.65</text:p>
          </table:table-cell>
          <table:table-cell table:style-name="ce4" table:formula="of:=[.D21]+[.E21]" office:value-type="float" office:value="2.86463283609662">
            <text:p>2.86</text:p>
          </table:table-cell>
          <table:table-cell table:style-name="ce3"/>
          <table:table-cell table:style-name="ce3" table:formula="of:=[.B21]" office:value-type="float" office:value="15">
            <text:p>15</text:p>
          </table:table-cell>
          <table:table-cell table:formula="of:=[.C21]" office:value-type="float" office:value="0.682926829268293">
            <text:p>0.6829268293</text:p>
          </table:table-cell>
          <table:table-cell table:formula="of:=[.D21]" office:value-type="float" office:value="1.21094552071282">
            <text:p>1.2109455207</text:p>
          </table:table-cell>
          <table:table-cell table:formula="of:=[.F21]" office:value-type="float" office:value="2.86463283609662">
            <text:p>2.86463283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1]+1" office:value-type="float" office:value="16">
            <text:p>16</text:p>
          </table:table-cell>
          <table:table-cell table:style-name="ce4" table:formula="of:=[.C21]+[.$C$2]/COUNTA([.$B$7:.$B$47])" office:value-type="float" office:value="0.731707317073171">
            <text:p>0.73</text:p>
          </table:table-cell>
          <table:table-cell table:style-name="ce4" table:formula="of:=SQRT(POWER([.C22];2)+POWER([.$C$3];2))" office:value-type="float" office:value="1.2391108093542">
            <text:p>1.24</text:p>
          </table:table-cell>
          <table:table-cell table:style-name="ce6" table:formula="of:=SQRT(POWER(([.$C$2]-[.C22]);2)+POWER([.$C$3];2))" office:value-type="float" office:value="1.61510567133105">
            <text:p>1.62</text:p>
          </table:table-cell>
          <table:table-cell table:style-name="ce4" table:formula="of:=[.D22]+[.E22]" office:value-type="float" office:value="2.85421648068525">
            <text:p>2.85</text:p>
          </table:table-cell>
          <table:table-cell table:style-name="ce3"/>
          <table:table-cell table:style-name="ce3" table:formula="of:=[.B22]" office:value-type="float" office:value="16">
            <text:p>16</text:p>
          </table:table-cell>
          <table:table-cell table:formula="of:=[.C22]" office:value-type="float" office:value="0.731707317073171">
            <text:p>0.7317073171</text:p>
          </table:table-cell>
          <table:table-cell table:formula="of:=[.D22]" office:value-type="float" office:value="1.2391108093542">
            <text:p>1.2391108094</text:p>
          </table:table-cell>
          <table:table-cell table:formula="of:=[.F22]" office:value-type="float" office:value="2.85421648068525">
            <text:p>2.85421648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2]+1" office:value-type="float" office:value="17">
            <text:p>17</text:p>
          </table:table-cell>
          <table:table-cell table:style-name="ce4" table:formula="of:=[.C22]+[.$C$2]/COUNTA([.$B$7:.$B$47])" office:value-type="float" office:value="0.780487804878049">
            <text:p>0.78</text:p>
          </table:table-cell>
          <table:table-cell table:style-name="ce4" table:formula="of:=SQRT(POWER([.C23];2)+POWER([.$C$3];2))" office:value-type="float" office:value="1.26852718282398">
            <text:p>1.27</text:p>
          </table:table-cell>
          <table:table-cell table:style-name="ce6" table:formula="of:=SQRT(POWER(([.$C$2]-[.C23]);2)+POWER([.$C$3];2))" office:value-type="float" office:value="1.57708908881241">
            <text:p>1.58</text:p>
          </table:table-cell>
          <table:table-cell table:style-name="ce4" table:formula="of:=[.D23]+[.E23]" office:value-type="float" office:value="2.8456162716364">
            <text:p>2.85</text:p>
          </table:table-cell>
          <table:table-cell table:style-name="ce3"/>
          <table:table-cell table:style-name="ce3" table:formula="of:=[.B23]" office:value-type="float" office:value="17">
            <text:p>17</text:p>
          </table:table-cell>
          <table:table-cell table:formula="of:=[.C23]" office:value-type="float" office:value="0.780487804878049">
            <text:p>0.7804878049</text:p>
          </table:table-cell>
          <table:table-cell table:formula="of:=[.D23]" office:value-type="float" office:value="1.26852718282398">
            <text:p>1.2685271828</text:p>
          </table:table-cell>
          <table:table-cell table:formula="of:=[.F23]" office:value-type="float" office:value="2.8456162716364">
            <text:p>2.84561627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3]+1" office:value-type="float" office:value="18">
            <text:p>18</text:p>
          </table:table-cell>
          <table:table-cell table:style-name="ce4" table:formula="of:=[.C23]+[.$C$2]/COUNTA([.$B$7:.$B$47])" office:value-type="float" office:value="0.829268292682927">
            <text:p>0.83</text:p>
          </table:table-cell>
          <table:table-cell table:style-name="ce4" table:formula="of:=SQRT(POWER([.C24];2)+POWER([.$C$3];2))" office:value-type="float" office:value="1.29910965713032">
            <text:p>1.30</text:p>
          </table:table-cell>
          <table:table-cell table:style-name="ce6" table:formula="of:=SQRT(POWER(([.$C$2]-[.C24]);2)+POWER([.$C$3];2))" office:value-type="float" office:value="1.53967942459382">
            <text:p>1.54</text:p>
          </table:table-cell>
          <table:table-cell table:style-name="ce4" table:formula="of:=[.D24]+[.E24]" office:value-type="float" office:value="2.83878908172414">
            <text:p>2.84</text:p>
          </table:table-cell>
          <table:table-cell table:style-name="ce3"/>
          <table:table-cell table:style-name="ce3" table:formula="of:=[.B24]" office:value-type="float" office:value="18">
            <text:p>18</text:p>
          </table:table-cell>
          <table:table-cell table:formula="of:=[.C24]" office:value-type="float" office:value="0.829268292682927">
            <text:p>0.8292682927</text:p>
          </table:table-cell>
          <table:table-cell table:formula="of:=[.D24]" office:value-type="float" office:value="1.29910965713032">
            <text:p>1.2991096571</text:p>
          </table:table-cell>
          <table:table-cell table:formula="of:=[.F24]" office:value-type="float" office:value="2.83878908172414">
            <text:p>2.838789081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4]+1" office:value-type="float" office:value="19">
            <text:p>19</text:p>
          </table:table-cell>
          <table:table-cell table:style-name="ce4" table:formula="of:=[.C24]+[.$C$2]/COUNTA([.$B$7:.$B$47])" office:value-type="float" office:value="0.878048780487805">
            <text:p>0.88</text:p>
          </table:table-cell>
          <table:table-cell table:style-name="ce4" table:formula="of:=SQRT(POWER([.C25];2)+POWER([.$C$3];2))" office:value-type="float" office:value="1.33077784055646">
            <text:p>1.33</text:p>
          </table:table-cell>
          <table:table-cell table:style-name="ce6" table:formula="of:=SQRT(POWER(([.$C$2]-[.C25]);2)+POWER([.$C$3];2))" office:value-type="float" office:value="1.50292200029306">
            <text:p>1.50</text:p>
          </table:table-cell>
          <table:table-cell table:style-name="ce4" table:formula="of:=[.D25]+[.E25]" office:value-type="float" office:value="2.83369984084953">
            <text:p>2.83</text:p>
          </table:table-cell>
          <table:table-cell table:style-name="ce3"/>
          <table:table-cell table:style-name="ce3" table:formula="of:=[.B25]" office:value-type="float" office:value="19">
            <text:p>19</text:p>
          </table:table-cell>
          <table:table-cell table:formula="of:=[.C25]" office:value-type="float" office:value="0.878048780487805">
            <text:p>0.8780487805</text:p>
          </table:table-cell>
          <table:table-cell table:formula="of:=[.D25]" office:value-type="float" office:value="1.33077784055646">
            <text:p>1.3307778406</text:p>
          </table:table-cell>
          <table:table-cell table:formula="of:=[.F25]" office:value-type="float" office:value="2.83369984084953">
            <text:p>2.833699840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5]+1" office:value-type="float" office:value="20">
            <text:p>20</text:p>
          </table:table-cell>
          <table:table-cell table:style-name="ce4" table:formula="of:=[.C25]+[.$C$2]/COUNTA([.$B$7:.$B$47])" office:value-type="float" office:value="0.926829268292683">
            <text:p>0.93</text:p>
          </table:table-cell>
          <table:table-cell table:style-name="ce4" table:formula="of:=SQRT(POWER([.C26];2)+POWER([.$C$3];2))" office:value-type="float" office:value="1.36345608384134">
            <text:p>1.36</text:p>
          </table:table-cell>
          <table:table-cell table:style-name="ce6" table:formula="of:=SQRT(POWER(([.$C$2]-[.C26]);2)+POWER([.$C$3];2))" office:value-type="float" office:value="1.46686584914682">
            <text:p>1.47</text:p>
          </table:table-cell>
          <table:table-cell table:style-name="ce4" table:formula="of:=[.D26]+[.E26]" office:value-type="float" office:value="2.83032193298815">
            <text:p>2.83</text:p>
          </table:table-cell>
          <table:table-cell table:style-name="ce3"/>
          <table:table-cell table:style-name="ce3" table:formula="of:=[.B26]" office:value-type="float" office:value="20">
            <text:p>20</text:p>
          </table:table-cell>
          <table:table-cell table:formula="of:=[.C26]" office:value-type="float" office:value="0.926829268292683">
            <text:p>0.9268292683</text:p>
          </table:table-cell>
          <table:table-cell table:formula="of:=[.D26]" office:value-type="float" office:value="1.36345608384134">
            <text:p>1.3634560838</text:p>
          </table:table-cell>
          <table:table-cell table:formula="of:=[.F26]" office:value-type="float" office:value="2.83032193298815">
            <text:p>2.83032193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6]+1" office:value-type="float" office:value="21">
            <text:p>21</text:p>
          </table:table-cell>
          <table:table-cell table:style-name="ce4" table:formula="of:=[.C26]+[.$C$2]/COUNTA([.$B$7:.$B$47])" office:value-type="float" office:value="0.975609756097561">
            <text:p>0.98</text:p>
          </table:table-cell>
          <table:table-cell table:style-name="ce4" table:formula="of:=SQRT(POWER([.C27];2)+POWER([.$C$3];2))" office:value-type="float" office:value="1.39707351137753">
            <text:p>1.40</text:p>
          </table:table-cell>
          <table:table-cell table:style-name="ce6" table:formula="of:=SQRT(POWER(([.$C$2]-[.C27]);2)+POWER([.$C$3];2))" office:value-type="float" office:value="1.4315639600809">
            <text:p>1.43</text:p>
          </table:table-cell>
          <table:table-cell table:style-name="ce4" table:formula="of:=[.D27]+[.E27]" office:value-type="float" office:value="2.82863747145843">
            <text:p>2.83</text:p>
          </table:table-cell>
          <table:table-cell table:style-name="ce3"/>
          <table:table-cell table:style-name="ce3" table:formula="of:=[.B27]" office:value-type="float" office:value="21">
            <text:p>21</text:p>
          </table:table-cell>
          <table:table-cell table:formula="of:=[.C27]" office:value-type="float" office:value="0.975609756097561">
            <text:p>0.9756097561</text:p>
          </table:table-cell>
          <table:table-cell table:formula="of:=[.D27]" office:value-type="float" office:value="1.39707351137753">
            <text:p>1.3970735114</text:p>
          </table:table-cell>
          <table:table-cell table:formula="of:=[.F27]" office:value-type="float" office:value="2.82863747145843">
            <text:p>2.828637471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7]+1" office:value-type="float" office:value="22">
            <text:p>22</text:p>
          </table:table-cell>
          <table:table-cell table:style-name="ce4" table:formula="of:=[.C27]+[.$C$2]/COUNTA([.$B$7:.$B$47])" office:value-type="float" office:value="1.02439024390244">
            <text:p>1.02</text:p>
          </table:table-cell>
          <table:table-cell table:style-name="ce4" table:formula="of:=SQRT(POWER([.C28];2)+POWER([.$C$3];2))" office:value-type="float" office:value="1.4315639600809">
            <text:p>1.43</text:p>
          </table:table-cell>
          <table:table-cell table:style-name="ce6" table:formula="of:=SQRT(POWER(([.$C$2]-[.C28]);2)+POWER([.$C$3];2))" office:value-type="float" office:value="1.39707351137753">
            <text:p>1.40</text:p>
          </table:table-cell>
          <table:table-cell table:style-name="ce4" table:formula="of:=[.D28]+[.E28]" office:value-type="float" office:value="2.82863747145843">
            <text:p>2.83</text:p>
          </table:table-cell>
          <table:table-cell table:style-name="ce3"/>
          <table:table-cell table:style-name="ce3" table:formula="of:=[.B28]" office:value-type="float" office:value="22">
            <text:p>22</text:p>
          </table:table-cell>
          <table:table-cell table:formula="of:=[.C28]" office:value-type="float" office:value="1.02439024390244">
            <text:p>1.0243902439</text:p>
          </table:table-cell>
          <table:table-cell table:formula="of:=[.D28]" office:value-type="float" office:value="1.4315639600809">
            <text:p>1.4315639601</text:p>
          </table:table-cell>
          <table:table-cell table:formula="of:=[.F28]" office:value-type="float" office:value="2.82863747145843">
            <text:p>2.828637471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8]+1" office:value-type="float" office:value="23">
            <text:p>23</text:p>
          </table:table-cell>
          <table:table-cell table:style-name="ce4" table:formula="of:=[.C28]+[.$C$2]/COUNTA([.$B$7:.$B$47])" office:value-type="float" office:value="1.07317073170732">
            <text:p>1.07</text:p>
          </table:table-cell>
          <table:table-cell table:style-name="ce4" table:formula="of:=SQRT(POWER([.C29];2)+POWER([.$C$3];2))" office:value-type="float" office:value="1.46686584914682">
            <text:p>1.47</text:p>
          </table:table-cell>
          <table:table-cell table:style-name="ce6" table:formula="of:=SQRT(POWER(([.$C$2]-[.C29]);2)+POWER([.$C$3];2))" office:value-type="float" office:value="1.36345608384134">
            <text:p>1.36</text:p>
          </table:table-cell>
          <table:table-cell table:style-name="ce4" table:formula="of:=[.D29]+[.E29]" office:value-type="float" office:value="2.83032193298815">
            <text:p>2.83</text:p>
          </table:table-cell>
          <table:table-cell table:style-name="ce3"/>
          <table:table-cell table:style-name="ce3" table:formula="of:=[.B29]" office:value-type="float" office:value="23">
            <text:p>23</text:p>
          </table:table-cell>
          <table:table-cell table:formula="of:=[.C29]" office:value-type="float" office:value="1.07317073170732">
            <text:p>1.0731707317</text:p>
          </table:table-cell>
          <table:table-cell table:formula="of:=[.D29]" office:value-type="float" office:value="1.46686584914682">
            <text:p>1.4668658491</text:p>
          </table:table-cell>
          <table:table-cell table:formula="of:=[.F29]" office:value-type="float" office:value="2.83032193298815">
            <text:p>2.83032193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29]+1" office:value-type="float" office:value="24">
            <text:p>24</text:p>
          </table:table-cell>
          <table:table-cell table:style-name="ce4" table:formula="of:=[.C29]+[.$C$2]/COUNTA([.$B$7:.$B$47])" office:value-type="float" office:value="1.1219512195122">
            <text:p>1.12</text:p>
          </table:table-cell>
          <table:table-cell table:style-name="ce4" table:formula="of:=SQRT(POWER([.C30];2)+POWER([.$C$3];2))" office:value-type="float" office:value="1.50292200029306">
            <text:p>1.50</text:p>
          </table:table-cell>
          <table:table-cell table:style-name="ce6" table:formula="of:=SQRT(POWER(([.$C$2]-[.C30]);2)+POWER([.$C$3];2))" office:value-type="float" office:value="1.33077784055646">
            <text:p>1.33</text:p>
          </table:table-cell>
          <table:table-cell table:style-name="ce4" table:formula="of:=[.D30]+[.E30]" office:value-type="float" office:value="2.83369984084953">
            <text:p>2.83</text:p>
          </table:table-cell>
          <table:table-cell table:style-name="ce3"/>
          <table:table-cell table:style-name="ce3" table:formula="of:=[.B30]" office:value-type="float" office:value="24">
            <text:p>24</text:p>
          </table:table-cell>
          <table:table-cell table:formula="of:=[.C30]" office:value-type="float" office:value="1.1219512195122">
            <text:p>1.1219512195</text:p>
          </table:table-cell>
          <table:table-cell table:formula="of:=[.D30]" office:value-type="float" office:value="1.50292200029306">
            <text:p>1.5029220003</text:p>
          </table:table-cell>
          <table:table-cell table:formula="of:=[.F30]" office:value-type="float" office:value="2.83369984084953">
            <text:p>2.833699840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0]+1" office:value-type="float" office:value="25">
            <text:p>25</text:p>
          </table:table-cell>
          <table:table-cell table:style-name="ce4" table:formula="of:=[.C30]+[.$C$2]/COUNTA([.$B$7:.$B$47])" office:value-type="float" office:value="1.17073170731707">
            <text:p>1.17</text:p>
          </table:table-cell>
          <table:table-cell table:style-name="ce4" table:formula="of:=SQRT(POWER([.C31];2)+POWER([.$C$3];2))" office:value-type="float" office:value="1.53967942459382">
            <text:p>1.54</text:p>
          </table:table-cell>
          <table:table-cell table:style-name="ce6" table:formula="of:=SQRT(POWER(([.$C$2]-[.C31]);2)+POWER([.$C$3];2))" office:value-type="float" office:value="1.29910965713032">
            <text:p>1.30</text:p>
          </table:table-cell>
          <table:table-cell table:style-name="ce4" table:formula="of:=[.D31]+[.E31]" office:value-type="float" office:value="2.83878908172414">
            <text:p>2.84</text:p>
          </table:table-cell>
          <table:table-cell table:style-name="ce3"/>
          <table:table-cell table:style-name="ce3" table:formula="of:=[.B31]" office:value-type="float" office:value="25">
            <text:p>25</text:p>
          </table:table-cell>
          <table:table-cell table:formula="of:=[.C31]" office:value-type="float" office:value="1.17073170731707">
            <text:p>1.1707317073</text:p>
          </table:table-cell>
          <table:table-cell table:formula="of:=[.D31]" office:value-type="float" office:value="1.53967942459382">
            <text:p>1.5396794246</text:p>
          </table:table-cell>
          <table:table-cell table:formula="of:=[.F31]" office:value-type="float" office:value="2.83878908172414">
            <text:p>2.838789081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1]+1" office:value-type="float" office:value="26">
            <text:p>26</text:p>
          </table:table-cell>
          <table:table-cell table:style-name="ce4" table:formula="of:=[.C31]+[.$C$2]/COUNTA([.$B$7:.$B$47])" office:value-type="float" office:value="1.21951219512195">
            <text:p>1.22</text:p>
          </table:table-cell>
          <table:table-cell table:style-name="ce4" table:formula="of:=SQRT(POWER([.C32];2)+POWER([.$C$3];2))" office:value-type="float" office:value="1.57708908881241">
            <text:p>1.58</text:p>
          </table:table-cell>
          <table:table-cell table:style-name="ce6" table:formula="of:=SQRT(POWER(([.$C$2]-[.C32]);2)+POWER([.$C$3];2))" office:value-type="float" office:value="1.26852718282398">
            <text:p>1.27</text:p>
          </table:table-cell>
          <table:table-cell table:style-name="ce4" table:formula="of:=[.D32]+[.E32]" office:value-type="float" office:value="2.8456162716364">
            <text:p>2.85</text:p>
          </table:table-cell>
          <table:table-cell table:style-name="ce3"/>
          <table:table-cell table:style-name="ce3" table:formula="of:=[.B32]" office:value-type="float" office:value="26">
            <text:p>26</text:p>
          </table:table-cell>
          <table:table-cell table:formula="of:=[.C32]" office:value-type="float" office:value="1.21951219512195">
            <text:p>1.2195121951</text:p>
          </table:table-cell>
          <table:table-cell table:formula="of:=[.D32]" office:value-type="float" office:value="1.57708908881241">
            <text:p>1.5770890888</text:p>
          </table:table-cell>
          <table:table-cell table:formula="of:=[.F32]" office:value-type="float" office:value="2.8456162716364">
            <text:p>2.845616271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2]+1" office:value-type="float" office:value="27">
            <text:p>27</text:p>
          </table:table-cell>
          <table:table-cell table:style-name="ce4" table:formula="of:=[.C32]+[.$C$2]/COUNTA([.$B$7:.$B$47])" office:value-type="float" office:value="1.26829268292683">
            <text:p>1.27</text:p>
          </table:table-cell>
          <table:table-cell table:style-name="ce4" table:formula="of:=SQRT(POWER([.C33];2)+POWER([.$C$3];2))" office:value-type="float" office:value="1.61510567133105">
            <text:p>1.62</text:p>
          </table:table-cell>
          <table:table-cell table:style-name="ce6" table:formula="of:=SQRT(POWER(([.$C$2]-[.C33]);2)+POWER([.$C$3];2))" office:value-type="float" office:value="1.2391108093542">
            <text:p>1.24</text:p>
          </table:table-cell>
          <table:table-cell table:style-name="ce4" table:formula="of:=[.D33]+[.E33]" office:value-type="float" office:value="2.85421648068525">
            <text:p>2.85</text:p>
          </table:table-cell>
          <table:table-cell table:style-name="ce3"/>
          <table:table-cell table:style-name="ce3" table:formula="of:=[.B33]" office:value-type="float" office:value="27">
            <text:p>27</text:p>
          </table:table-cell>
          <table:table-cell table:formula="of:=[.C33]" office:value-type="float" office:value="1.26829268292683">
            <text:p>1.2682926829</text:p>
          </table:table-cell>
          <table:table-cell table:formula="of:=[.D33]" office:value-type="float" office:value="1.61510567133105">
            <text:p>1.6151056713</text:p>
          </table:table-cell>
          <table:table-cell table:formula="of:=[.F33]" office:value-type="float" office:value="2.85421648068525">
            <text:p>2.854216480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3]+1" office:value-type="float" office:value="28">
            <text:p>28</text:p>
          </table:table-cell>
          <table:table-cell table:style-name="ce4" table:formula="of:=[.C33]+[.$C$2]/COUNTA([.$B$7:.$B$47])" office:value-type="float" office:value="1.31707317073171">
            <text:p>1.32</text:p>
          </table:table-cell>
          <table:table-cell table:style-name="ce4" table:formula="of:=SQRT(POWER([.C34];2)+POWER([.$C$3];2))" office:value-type="float" office:value="1.6536873153838">
            <text:p>1.65</text:p>
          </table:table-cell>
          <table:table-cell table:style-name="ce6" table:formula="of:=SQRT(POWER(([.$C$2]-[.C34]);2)+POWER([.$C$3];2))" office:value-type="float" office:value="1.21094552071282">
            <text:p>1.21</text:p>
          </table:table-cell>
          <table:table-cell table:style-name="ce4" table:formula="of:=[.D34]+[.E34]" office:value-type="float" office:value="2.86463283609662">
            <text:p>2.86</text:p>
          </table:table-cell>
          <table:table-cell table:style-name="ce3"/>
          <table:table-cell table:style-name="ce3" table:formula="of:=[.B34]" office:value-type="float" office:value="28">
            <text:p>28</text:p>
          </table:table-cell>
          <table:table-cell table:formula="of:=[.C34]" office:value-type="float" office:value="1.31707317073171">
            <text:p>1.3170731707</text:p>
          </table:table-cell>
          <table:table-cell table:formula="of:=[.D34]" office:value-type="float" office:value="1.6536873153838">
            <text:p>1.6536873154</text:p>
          </table:table-cell>
          <table:table-cell table:formula="of:=[.F34]" office:value-type="float" office:value="2.86463283609662">
            <text:p>2.864632836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4]+1" office:value-type="float" office:value="29">
            <text:p>29</text:p>
          </table:table-cell>
          <table:table-cell table:style-name="ce4" table:formula="of:=[.C34]+[.$C$2]/COUNTA([.$B$7:.$B$47])" office:value-type="float" office:value="1.36585365853659">
            <text:p>1.37</text:p>
          </table:table-cell>
          <table:table-cell table:style-name="ce4" table:formula="of:=SQRT(POWER([.C35];2)+POWER([.$C$3];2))" office:value-type="float" office:value="1.69279538531323">
            <text:p>1.69</text:p>
          </table:table-cell>
          <table:table-cell table:style-name="ce6" table:formula="of:=SQRT(POWER(([.$C$2]-[.C35]);2)+POWER([.$C$3];2))" office:value-type="float" office:value="1.18412059453057">
            <text:p>1.18</text:p>
          </table:table-cell>
          <table:table-cell table:style-name="ce4" table:formula="of:=[.D35]+[.E35]" office:value-type="float" office:value="2.8769159798438">
            <text:p>2.88</text:p>
          </table:table-cell>
          <table:table-cell table:style-name="ce3"/>
          <table:table-cell table:style-name="ce3" table:formula="of:=[.B35]" office:value-type="float" office:value="29">
            <text:p>29</text:p>
          </table:table-cell>
          <table:table-cell table:formula="of:=[.C35]" office:value-type="float" office:value="1.36585365853659">
            <text:p>1.3658536585</text:p>
          </table:table-cell>
          <table:table-cell table:formula="of:=[.D35]" office:value-type="float" office:value="1.69279538531323">
            <text:p>1.6927953853</text:p>
          </table:table-cell>
          <table:table-cell table:formula="of:=[.F35]" office:value-type="float" office:value="2.8769159798438">
            <text:p>2.876915979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5]+1" office:value-type="float" office:value="30">
            <text:p>30</text:p>
          </table:table-cell>
          <table:table-cell table:style-name="ce4" table:formula="of:=[.C35]+[.$C$2]/COUNTA([.$B$7:.$B$47])" office:value-type="float" office:value="1.41463414634146">
            <text:p>1.41</text:p>
          </table:table-cell>
          <table:table-cell table:style-name="ce4" table:formula="of:=SQRT(POWER([.C36];2)+POWER([.$C$3];2))" office:value-type="float" office:value="1.732394229959">
            <text:p>1.73</text:p>
          </table:table-cell>
          <table:table-cell table:style-name="ce6" table:formula="of:=SQRT(POWER(([.$C$2]-[.C36]);2)+POWER([.$C$3];2))" office:value-type="float" office:value="1.15872912392387">
            <text:p>1.16</text:p>
          </table:table-cell>
          <table:table-cell table:style-name="ce4" table:formula="of:=[.D36]+[.E36]" office:value-type="float" office:value="2.89112335388287">
            <text:p>2.89</text:p>
          </table:table-cell>
          <table:table-cell table:style-name="ce3"/>
          <table:table-cell table:style-name="ce3" table:formula="of:=[.B36]" office:value-type="float" office:value="30">
            <text:p>30</text:p>
          </table:table-cell>
          <table:table-cell table:formula="of:=[.C36]" office:value-type="float" office:value="1.41463414634146">
            <text:p>1.4146341463</text:p>
          </table:table-cell>
          <table:table-cell table:formula="of:=[.D36]" office:value-type="float" office:value="1.732394229959">
            <text:p>1.73239423</text:p>
          </table:table-cell>
          <table:table-cell table:formula="of:=[.F36]" office:value-type="float" office:value="2.89112335388287">
            <text:p>2.89112335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6]+1" office:value-type="float" office:value="31">
            <text:p>31</text:p>
          </table:table-cell>
          <table:table-cell table:style-name="ce4" table:formula="of:=[.C36]+[.$C$2]/COUNTA([.$B$7:.$B$47])" office:value-type="float" office:value="1.46341463414634">
            <text:p>1.46</text:p>
          </table:table-cell>
          <table:table-cell table:style-name="ce4" table:formula="of:=SQRT(POWER([.C37];2)+POWER([.$C$3];2))" office:value-type="float" office:value="1.77245095600236">
            <text:p>1.77</text:p>
          </table:table-cell>
          <table:table-cell table:style-name="ce6" table:formula="of:=SQRT(POWER(([.$C$2]-[.C37]);2)+POWER([.$C$3];2))" office:value-type="float" office:value="1.13486732918359">
            <text:p>1.13</text:p>
          </table:table-cell>
          <table:table-cell table:style-name="ce4" table:formula="of:=[.D37]+[.E37]" office:value-type="float" office:value="2.90731828518595">
            <text:p>2.91</text:p>
          </table:table-cell>
          <table:table-cell table:style-name="ce3"/>
          <table:table-cell table:style-name="ce3" table:formula="of:=[.B37]" office:value-type="float" office:value="31">
            <text:p>31</text:p>
          </table:table-cell>
          <table:table-cell table:formula="of:=[.C37]" office:value-type="float" office:value="1.46341463414634">
            <text:p>1.4634146341</text:p>
          </table:table-cell>
          <table:table-cell table:formula="of:=[.D37]" office:value-type="float" office:value="1.77245095600236">
            <text:p>1.772450956</text:p>
          </table:table-cell>
          <table:table-cell table:formula="of:=[.F37]" office:value-type="float" office:value="2.90731828518595">
            <text:p>2.907318285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7]+1" office:value-type="float" office:value="32">
            <text:p>32</text:p>
          </table:table-cell>
          <table:table-cell table:style-name="ce4" table:formula="of:=[.C37]+[.$C$2]/COUNTA([.$B$7:.$B$47])" office:value-type="float" office:value="1.51219512195122">
            <text:p>1.51</text:p>
          </table:table-cell>
          <table:table-cell table:style-name="ce4" table:formula="of:=SQRT(POWER([.C38];2)+POWER([.$C$3];2))" office:value-type="float" office:value="1.81293521308762">
            <text:p>1.81</text:p>
          </table:table-cell>
          <table:table-cell table:style-name="ce6" table:formula="of:=SQRT(POWER(([.$C$2]-[.C38]);2)+POWER([.$C$3];2))" office:value-type="float" office:value="1.11263363199581">
            <text:p>1.11</text:p>
          </table:table-cell>
          <table:table-cell table:style-name="ce4" table:formula="of:=[.D38]+[.E38]" office:value-type="float" office:value="2.92556884508343">
            <text:p>2.93</text:p>
          </table:table-cell>
          <table:table-cell table:style-name="ce3"/>
          <table:table-cell table:style-name="ce3" table:formula="of:=[.B38]" office:value-type="float" office:value="32">
            <text:p>32</text:p>
          </table:table-cell>
          <table:table-cell table:formula="of:=[.C38]" office:value-type="float" office:value="1.51219512195122">
            <text:p>1.512195122</text:p>
          </table:table-cell>
          <table:table-cell table:formula="of:=[.D38]" office:value-type="float" office:value="1.81293521308762">
            <text:p>1.8129352131</text:p>
          </table:table-cell>
          <table:table-cell table:formula="of:=[.F38]" office:value-type="float" office:value="2.92556884508343">
            <text:p>2.9255688451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8]+1" office:value-type="float" office:value="33">
            <text:p>33</text:p>
          </table:table-cell>
          <table:table-cell table:style-name="ce4" table:formula="of:=[.C38]+[.$C$2]/COUNTA([.$B$7:.$B$47])" office:value-type="float" office:value="1.5609756097561">
            <text:p>1.56</text:p>
          </table:table-cell>
          <table:table-cell table:style-name="ce4" table:formula="of:=SQRT(POWER([.C39];2)+POWER([.$C$3];2))" office:value-type="float" office:value="1.85381899177169">
            <text:p>1.85</text:p>
          </table:table-cell>
          <table:table-cell table:style-name="ce6" table:formula="of:=SQRT(POWER(([.$C$2]-[.C39]);2)+POWER([.$C$3];2))" office:value-type="float" office:value="1.0921274720604">
            <text:p>1.09</text:p>
          </table:table-cell>
          <table:table-cell table:style-name="ce4" table:formula="of:=[.D39]+[.E39]" office:value-type="float" office:value="2.94594646383209">
            <text:p>2.95</text:p>
          </table:table-cell>
          <table:table-cell table:style-name="ce3"/>
          <table:table-cell table:style-name="ce3" table:formula="of:=[.B39]" office:value-type="float" office:value="33">
            <text:p>33</text:p>
          </table:table-cell>
          <table:table-cell table:formula="of:=[.C39]" office:value-type="float" office:value="1.5609756097561">
            <text:p>1.5609756098</text:p>
          </table:table-cell>
          <table:table-cell table:formula="of:=[.D39]" office:value-type="float" office:value="1.85381899177169">
            <text:p>1.8538189918</text:p>
          </table:table-cell>
          <table:table-cell table:formula="of:=[.F39]" office:value-type="float" office:value="2.94594646383209">
            <text:p>2.9459464638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39]+1" office:value-type="float" office:value="34">
            <text:p>34</text:p>
          </table:table-cell>
          <table:table-cell table:style-name="ce4" table:formula="of:=[.C39]+[.$C$2]/COUNTA([.$B$7:.$B$47])" office:value-type="float" office:value="1.60975609756098">
            <text:p>1.61</text:p>
          </table:table-cell>
          <table:table-cell table:style-name="ce4" table:formula="of:=SQRT(POWER([.C40];2)+POWER([.$C$3];2))" office:value-type="float" office:value="1.89507643477374">
            <text:p>1.90</text:p>
          </table:table-cell>
          <table:table-cell table:style-name="ce6" table:formula="of:=SQRT(POWER(([.$C$2]-[.C40]);2)+POWER([.$C$3];2))" office:value-type="float" office:value="1.07344785778856">
            <text:p>1.07</text:p>
          </table:table-cell>
          <table:table-cell table:style-name="ce4" table:formula="of:=[.D40]+[.E40]" office:value-type="float" office:value="2.96852429256229">
            <text:p>2.97</text:p>
          </table:table-cell>
          <table:table-cell table:style-name="ce3"/>
          <table:table-cell table:style-name="ce3" table:formula="of:=[.B40]" office:value-type="float" office:value="34">
            <text:p>34</text:p>
          </table:table-cell>
          <table:table-cell table:formula="of:=[.C40]" office:value-type="float" office:value="1.60975609756098">
            <text:p>1.6097560976</text:p>
          </table:table-cell>
          <table:table-cell table:formula="of:=[.D40]" office:value-type="float" office:value="1.89507643477374">
            <text:p>1.8950764348</text:p>
          </table:table-cell>
          <table:table-cell table:formula="of:=[.F40]" office:value-type="float" office:value="2.96852429256229">
            <text:p>2.968524292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0]+1" office:value-type="float" office:value="35">
            <text:p>35</text:p>
          </table:table-cell>
          <table:table-cell table:style-name="ce4" table:formula="of:=[.C40]+[.$C$2]/COUNTA([.$B$7:.$B$47])" office:value-type="float" office:value="1.65853658536585">
            <text:p>1.66</text:p>
          </table:table-cell>
          <table:table-cell table:style-name="ce4" table:formula="of:=SQRT(POWER([.C41];2)+POWER([.$C$3];2))" office:value-type="float" office:value="1.93668366157125">
            <text:p>1.94</text:p>
          </table:table-cell>
          <table:table-cell table:style-name="ce6" table:formula="of:=SQRT(POWER(([.$C$2]-[.C41]);2)+POWER([.$C$3];2))" office:value-type="float" office:value="1.05669165963095">
            <text:p>1.06</text:p>
          </table:table-cell>
          <table:table-cell table:style-name="ce4" table:formula="of:=[.D41]+[.E41]" office:value-type="float" office:value="2.9933753212022">
            <text:p>2.99</text:p>
          </table:table-cell>
          <table:table-cell table:style-name="ce3"/>
          <table:table-cell table:style-name="ce3" table:formula="of:=[.B41]" office:value-type="float" office:value="35">
            <text:p>35</text:p>
          </table:table-cell>
          <table:table-cell table:formula="of:=[.C41]" office:value-type="float" office:value="1.65853658536585">
            <text:p>1.6585365854</text:p>
          </table:table-cell>
          <table:table-cell table:formula="of:=[.D41]" office:value-type="float" office:value="1.93668366157125">
            <text:p>1.9366836616</text:p>
          </table:table-cell>
          <table:table-cell table:formula="of:=[.F41]" office:value-type="float" office:value="2.9933753212022">
            <text:p>2.9933753212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1]+1" office:value-type="float" office:value="36">
            <text:p>36</text:p>
          </table:table-cell>
          <table:table-cell table:style-name="ce4" table:formula="of:=[.C41]+[.$C$2]/COUNTA([.$B$7:.$B$47])" office:value-type="float" office:value="1.70731707317073">
            <text:p>1.71</text:p>
          </table:table-cell>
          <table:table-cell table:style-name="ce4" table:formula="of:=SQRT(POWER([.C42];2)+POWER([.$C$3];2))" office:value-type="float" office:value="1.97861860608362">
            <text:p>1.98</text:p>
          </table:table-cell>
          <table:table-cell table:style-name="ce6" table:formula="of:=SQRT(POWER(([.$C$2]-[.C42]);2)+POWER([.$C$3];2))" office:value-type="float" office:value="1.04195167625824">
            <text:p>1.04</text:p>
          </table:table-cell>
          <table:table-cell table:style-name="ce4" table:formula="of:=[.D42]+[.E42]" office:value-type="float" office:value="3.02057028234185">
            <text:p>3.02</text:p>
          </table:table-cell>
          <table:table-cell table:style-name="ce3"/>
          <table:table-cell table:style-name="ce3" table:formula="of:=[.B42]" office:value-type="float" office:value="36">
            <text:p>36</text:p>
          </table:table-cell>
          <table:table-cell table:formula="of:=[.C42]" office:value-type="float" office:value="1.70731707317073">
            <text:p>1.7073170732</text:p>
          </table:table-cell>
          <table:table-cell table:formula="of:=[.D42]" office:value-type="float" office:value="1.97861860608362">
            <text:p>1.9786186061</text:p>
          </table:table-cell>
          <table:table-cell table:formula="of:=[.F42]" office:value-type="float" office:value="3.02057028234185">
            <text:p>3.0205702823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2]+1" office:value-type="float" office:value="37">
            <text:p>37</text:p>
          </table:table-cell>
          <table:table-cell table:style-name="ce4" table:formula="of:=[.C42]+[.$C$2]/COUNTA([.$B$7:.$B$47])" office:value-type="float" office:value="1.75609756097561">
            <text:p>1.76</text:p>
          </table:table-cell>
          <table:table-cell table:style-name="ce4" table:formula="of:=SQRT(POWER([.C43];2)+POWER([.$C$3];2))" office:value-type="float" office:value="2.0208608669734">
            <text:p>2.02</text:p>
          </table:table-cell>
          <table:table-cell table:style-name="ce6" table:formula="of:=SQRT(POWER(([.$C$2]-[.C43]);2)+POWER([.$C$3];2))" office:value-type="float" office:value="1.02931452907362">
            <text:p>1.03</text:p>
          </table:table-cell>
          <table:table-cell table:style-name="ce4" table:formula="of:=[.D43]+[.E43]" office:value-type="float" office:value="3.05017539604702">
            <text:p>3.05</text:p>
          </table:table-cell>
          <table:table-cell table:style-name="ce3"/>
          <table:table-cell table:style-name="ce3" table:formula="of:=[.B43]" office:value-type="float" office:value="37">
            <text:p>37</text:p>
          </table:table-cell>
          <table:table-cell table:formula="of:=[.C43]" office:value-type="float" office:value="1.75609756097561">
            <text:p>1.756097561</text:p>
          </table:table-cell>
          <table:table-cell table:formula="of:=[.D43]" office:value-type="float" office:value="2.0208608669734">
            <text:p>2.020860867</text:p>
          </table:table-cell>
          <table:table-cell table:formula="of:=[.F43]" office:value-type="float" office:value="3.05017539604702">
            <text:p>3.050175396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3]+1" office:value-type="float" office:value="38">
            <text:p>38</text:p>
          </table:table-cell>
          <table:table-cell table:style-name="ce4" table:formula="of:=[.C43]+[.$C$2]/COUNTA([.$B$7:.$B$47])" office:value-type="float" office:value="1.80487804878049">
            <text:p>1.80</text:p>
          </table:table-cell>
          <table:table-cell table:style-name="ce4" table:formula="of:=SQRT(POWER([.C44];2)+POWER([.$C$3];2))" office:value-type="float" office:value="2.06339156995701">
            <text:p>2.06</text:p>
          </table:table-cell>
          <table:table-cell table:style-name="ce6" table:formula="of:=SQRT(POWER(([.$C$2]-[.C44]);2)+POWER([.$C$3];2))" office:value-type="float" office:value="1.01885846703441">
            <text:p>1.02</text:p>
          </table:table-cell>
          <table:table-cell table:style-name="ce4" table:formula="of:=[.D44]+[.E44]" office:value-type="float" office:value="3.08225003699142">
            <text:p>3.08</text:p>
          </table:table-cell>
          <table:table-cell table:style-name="ce3"/>
          <table:table-cell table:style-name="ce3" table:formula="of:=[.B44]" office:value-type="float" office:value="38">
            <text:p>38</text:p>
          </table:table-cell>
          <table:table-cell table:formula="of:=[.C44]" office:value-type="float" office:value="1.80487804878049">
            <text:p>1.8048780488</text:p>
          </table:table-cell>
          <table:table-cell table:formula="of:=[.D44]" office:value-type="float" office:value="2.06339156995701">
            <text:p>2.06339157</text:p>
          </table:table-cell>
          <table:table-cell table:formula="of:=[.F44]" office:value-type="float" office:value="3.08225003699142">
            <text:p>3.082250037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4]+1" office:value-type="float" office:value="39">
            <text:p>39</text:p>
          </table:table-cell>
          <table:table-cell table:style-name="ce4" table:formula="of:=[.C44]+[.$C$2]/COUNTA([.$B$7:.$B$47])" office:value-type="float" office:value="1.85365853658537">
            <text:p>1.85</text:p>
          </table:table-cell>
          <table:table-cell table:style-name="ce4" table:formula="of:=SQRT(POWER([.C45];2)+POWER([.$C$3];2))" office:value-type="float" office:value="2.10619324143247">
            <text:p>2.11</text:p>
          </table:table-cell>
          <table:table-cell table:style-name="ce6" table:formula="of:=SQRT(POWER(([.$C$2]-[.C45]);2)+POWER([.$C$3];2))" office:value-type="float" office:value="1.01065118805369">
            <text:p>1.01</text:p>
          </table:table-cell>
          <table:table-cell table:style-name="ce4" table:formula="of:=[.D45]+[.E45]" office:value-type="float" office:value="3.11684442948616">
            <text:p>3.12</text:p>
          </table:table-cell>
          <table:table-cell table:style-name="ce3"/>
          <table:table-cell table:style-name="ce3" table:formula="of:=[.B45]" office:value-type="float" office:value="39">
            <text:p>39</text:p>
          </table:table-cell>
          <table:table-cell table:formula="of:=[.C45]" office:value-type="float" office:value="1.85365853658537">
            <text:p>1.8536585366</text:p>
          </table:table-cell>
          <table:table-cell table:formula="of:=[.D45]" office:value-type="float" office:value="2.10619324143247">
            <text:p>2.1061932414</text:p>
          </table:table-cell>
          <table:table-cell table:formula="of:=[.F45]" office:value-type="float" office:value="3.11684442948616">
            <text:p>3.1168444295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5]+1" office:value-type="float" office:value="40">
            <text:p>40</text:p>
          </table:table-cell>
          <table:table-cell table:style-name="ce4" table:formula="of:=[.C45]+[.$C$2]/COUNTA([.$B$7:.$B$47])" office:value-type="float" office:value="1.90243902439025">
            <text:p>1.90</text:p>
          </table:table-cell>
          <table:table-cell table:style-name="ce4" table:formula="of:=SQRT(POWER([.C46];2)+POWER([.$C$3];2))" office:value-type="float" office:value="2.1492496926888">
            <text:p>2.15</text:p>
          </table:table-cell>
          <table:table-cell table:style-name="ce6" table:formula="of:=SQRT(POWER(([.$C$2]-[.C46]);2)+POWER([.$C$3];2))" office:value-type="float" office:value="1.00474780117297">
            <text:p>1.00</text:p>
          </table:table-cell>
          <table:table-cell table:style-name="ce4" table:formula="of:=[.D46]+[.E46]" office:value-type="float" office:value="3.15399749386178">
            <text:p>3.15</text:p>
          </table:table-cell>
          <table:table-cell table:style-name="ce3"/>
          <table:table-cell table:style-name="ce3" table:formula="of:=[.B46]" office:value-type="float" office:value="40">
            <text:p>40</text:p>
          </table:table-cell>
          <table:table-cell table:formula="of:=[.C46]" office:value-type="float" office:value="1.90243902439025">
            <text:p>1.9024390244</text:p>
          </table:table-cell>
          <table:table-cell table:formula="of:=[.D46]" office:value-type="float" office:value="2.1492496926888">
            <text:p>2.1492496927</text:p>
          </table:table-cell>
          <table:table-cell table:formula="of:=[.F46]" office:value-type="float" office:value="3.15399749386178">
            <text:p>3.1539974939</text:p>
          </table:table-cell>
          <table:table-cell table:number-columns-repeated="1013"/>
        </table:table-row>
        <table:table-row table:style-name="ro1">
          <table:table-cell/>
          <table:table-cell table:style-name="ce3" table:formula="of:=[.B46]+1" office:value-type="float" office:value="41">
            <text:p>41</text:p>
          </table:table-cell>
          <table:table-cell table:style-name="ce4" table:formula="of:=[.C46]+[.$C$2]/COUNTA([.$B$7:.$B$47])" office:value-type="float" office:value="1.95121951219512">
            <text:p>1.95</text:p>
          </table:table-cell>
          <table:table-cell table:style-name="ce4" table:formula="of:=SQRT(POWER([.C47];2)+POWER([.$C$3];2))" office:value-type="float" office:value="2.19254591394821">
            <text:p>2.19</text:p>
          </table:table-cell>
          <table:table-cell table:style-name="ce6" table:formula="of:=SQRT(POWER(([.$C$2]-[.C47]);2)+POWER([.$C$3];2))" office:value-type="float" office:value="1.00118906106214">
            <text:p>1.00</text:p>
          </table:table-cell>
          <table:table-cell table:style-name="ce4" table:formula="of:=[.D47]+[.E47]" office:value-type="float" office:value="3.19373497501034">
            <text:p>3.19</text:p>
          </table:table-cell>
          <table:table-cell table:style-name="ce3"/>
          <table:table-cell table:style-name="ce3" table:formula="of:=[.B47]" office:value-type="float" office:value="41">
            <text:p>41</text:p>
          </table:table-cell>
          <table:table-cell table:formula="of:=[.C47]" office:value-type="float" office:value="1.95121951219512">
            <text:p>1.9512195122</text:p>
          </table:table-cell>
          <table:table-cell table:formula="of:=[.D47]" office:value-type="float" office:value="2.19254591394821">
            <text:p>2.1925459139</text:p>
          </table:table-cell>
          <table:table-cell table:formula="of:=[.F47]" office:value-type="float" office:value="3.19373497501034">
            <text:p>3.193734975</text:p>
          </table:table-cell>
          <table:table-cell table:number-columns-repeated="101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6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3">2021/12/03</text:date>, <text:time>13:5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11-13T15:31:28.20</meta:creation-date>
    <dc:date>2021-12-03T13:53:30.28</dc:date>
    <dc:creator>iwabuchi ken</dc:creator>
    <meta:editing-duration>PT12M20S</meta:editing-duration>
    <meta:editing-cycles>6</meta:editing-cycles>
    <meta:generator>OpenOffice/4.1.3$Win32 OpenOffice.org_project/413m1$Build-9783</meta:generator>
    <meta:document-statistic meta:table-count="1" meta:cell-count="3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3.402cm" style:legend-expansion="high" chart:style-name="ch2"/>
        <chart:plot-area chart:style-name="ch3" table:cell-range-address="'1'.B6:'1'.F47" chart:data-source-has-labels="both" svg:x="0.77cm" svg:y="0.855cm" svg:width="12.293cm" svg:height="7.545cm">
          <chartooo:coordinate-region svg:x="1.682cm" svg:y="1.068cm" svg:width="11.195cm" svg:height="6.235cm"/>
          <chart:axis chart:dimension="x" chart:name="primary-x" chart:style-name="ch4" chartooo:axis-type="auto">
            <chartooo:date-scale/>
            <chart:categories table:cell-range-address="'1'.B7:'1'.B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1'.C7:'1'.C47" chart:label-cell-address="'1'.C6:'1'.C6" chart:class="chart:line">
            <chart:data-point chart:repeated="41"/>
          </chart:series>
          <chart:series chart:style-name="ch8" chart:values-cell-range-address="'1'.D7:'1'.D47" chart:label-cell-address="'1'.D6:'1'.D6" chart:class="chart:line">
            <chart:data-point chart:repeated="41"/>
          </chart:series>
          <chart:series chart:style-name="ch9" chart:values-cell-range-address="'1'.E7:'1'.E47" chart:label-cell-address="'1'.E6:'1'.E6" chart:class="chart:line">
            <chart:data-point chart:repeated="41"/>
          </chart:series>
          <chart:series chart:style-name="ch10" chart:values-cell-range-address="'1'.F7:'1'.F47" chart:label-cell-address="'1'.F6:'1'.F6" chart:class="chart:line">
            <chart:data-point chart:repeated="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'1'.C6:'1'.C6</svg:desc>
                </draw:g>
              </table:table-cell>
              <table:table-cell office:value-type="string">
                <text:p>L1</text:p>
                <draw:g>
                  <svg:desc>'1'.D6:'1'.D6</svg:desc>
                </draw:g>
              </table:table-cell>
              <table:table-cell office:value-type="string">
                <text:p>L2</text:p>
                <draw:g>
                  <svg:desc>'1'.E6:'1'.E6</svg:desc>
                </draw:g>
              </table:table-cell>
              <table:table-cell office:value-type="string">
                <text:p>L1+L2</text:p>
                <draw:g>
                  <svg:desc>'1'.F6:'1'.F6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1'.B7:'1'.B47</svg:desc>
                </draw:g>
              </table:table-cell>
              <table:table-cell office:value-type="float" office:value="0">
                <text:p>0</text:p>
                <draw:g>
                  <svg:desc>'1'.C7:'1'.C47</svg:desc>
                </draw:g>
              </table:table-cell>
              <table:table-cell office:value-type="float" office:value="1">
                <text:p>1</text:p>
                <draw:g>
                  <svg:desc>'1'.D7:'1'.D47</svg:desc>
                </draw:g>
              </table:table-cell>
              <table:table-cell office:value-type="float" office:value="2.23606797749979">
                <text:p>2.23606797749979</text:p>
                <draw:g>
                  <svg:desc>'1'.E7:'1'.E47</svg:desc>
                </draw:g>
              </table:table-cell>
              <table:table-cell office:value-type="float" office:value="3.23606797749979">
                <text:p>3.23606797749979</text:p>
                <draw:g>
                  <svg:desc>'1'.F7:'1'.F4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487804878048781">
                <text:p>0.0487804878048781</text:p>
              </table:table-cell>
              <table:table-cell office:value-type="float" office:value="1.00118906106214">
                <text:p>1.00118906106214</text:p>
              </table:table-cell>
              <table:table-cell office:value-type="float" office:value="2.1925459139482">
                <text:p>2.1925459139482</text:p>
              </table:table-cell>
              <table:table-cell office:value-type="float" office:value="3.19373497501034">
                <text:p>3.1937349750103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0975609756097561">
                <text:p>0.0975609756097561</text:p>
              </table:table-cell>
              <table:table-cell office:value-type="float" office:value="1.00474780117297">
                <text:p>1.00474780117297</text:p>
              </table:table-cell>
              <table:table-cell office:value-type="float" office:value="2.1492496926888">
                <text:p>2.1492496926888</text:p>
              </table:table-cell>
              <table:table-cell office:value-type="float" office:value="3.15399749386177">
                <text:p>3.1539974938617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146341463414634">
                <text:p>0.146341463414634</text:p>
              </table:table-cell>
              <table:table-cell office:value-type="float" office:value="1.01065118805369">
                <text:p>1.01065118805369</text:p>
              </table:table-cell>
              <table:table-cell office:value-type="float" office:value="2.10619324143247">
                <text:p>2.10619324143247</text:p>
              </table:table-cell>
              <table:table-cell office:value-type="float" office:value="3.11684442948616">
                <text:p>3.116844429486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195121951219512">
                <text:p>0.195121951219512</text:p>
              </table:table-cell>
              <table:table-cell office:value-type="float" office:value="1.01885846703441">
                <text:p>1.01885846703441</text:p>
              </table:table-cell>
              <table:table-cell office:value-type="float" office:value="2.06339156995701">
                <text:p>2.06339156995701</text:p>
              </table:table-cell>
              <table:table-cell office:value-type="float" office:value="3.08225003699142">
                <text:p>3.0822500369914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24390243902439">
                <text:p>0.24390243902439</text:p>
              </table:table-cell>
              <table:table-cell office:value-type="float" office:value="1.02931452907362">
                <text:p>1.02931452907362</text:p>
              </table:table-cell>
              <table:table-cell office:value-type="float" office:value="2.0208608669734">
                <text:p>2.0208608669734</text:p>
              </table:table-cell>
              <table:table-cell office:value-type="float" office:value="3.05017539604702">
                <text:p>3.0501753960470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292682926829268">
                <text:p>0.292682926829268</text:p>
              </table:table-cell>
              <table:table-cell office:value-type="float" office:value="1.04195167625824">
                <text:p>1.04195167625824</text:p>
              </table:table-cell>
              <table:table-cell office:value-type="float" office:value="1.97861860608362">
                <text:p>1.97861860608362</text:p>
              </table:table-cell>
              <table:table-cell office:value-type="float" office:value="3.02057028234185">
                <text:p>3.02057028234185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341463414634146">
                <text:p>0.341463414634146</text:p>
              </table:table-cell>
              <table:table-cell office:value-type="float" office:value="1.05669165963095">
                <text:p>1.05669165963095</text:p>
              </table:table-cell>
              <table:table-cell office:value-type="float" office:value="1.93668366157125">
                <text:p>1.93668366157125</text:p>
              </table:table-cell>
              <table:table-cell office:value-type="float" office:value="2.9933753212022">
                <text:p>2.993375321202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390243902439024">
                <text:p>0.390243902439024</text:p>
              </table:table-cell>
              <table:table-cell office:value-type="float" office:value="1.07344785778856">
                <text:p>1.07344785778856</text:p>
              </table:table-cell>
              <table:table-cell office:value-type="float" office:value="1.89507643477374">
                <text:p>1.89507643477374</text:p>
              </table:table-cell>
              <table:table-cell office:value-type="float" office:value="2.96852429256229">
                <text:p>2.968524292562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9024390243902">
                <text:p>0.439024390243902</text:p>
              </table:table-cell>
              <table:table-cell office:value-type="float" office:value="1.0921274720604">
                <text:p>1.0921274720604</text:p>
              </table:table-cell>
              <table:table-cell office:value-type="float" office:value="1.85381899177169">
                <text:p>1.85381899177169</text:p>
              </table:table-cell>
              <table:table-cell office:value-type="float" office:value="2.94594646383209">
                <text:p>2.9459464638320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48780487804878">
                <text:p>0.48780487804878</text:p>
              </table:table-cell>
              <table:table-cell office:value-type="float" office:value="1.11263363199581">
                <text:p>1.11263363199581</text:p>
              </table:table-cell>
              <table:table-cell office:value-type="float" office:value="1.81293521308762">
                <text:p>1.81293521308762</text:p>
              </table:table-cell>
              <table:table-cell office:value-type="float" office:value="2.92556884508343">
                <text:p>2.9255688450834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36585365853658">
                <text:p>0.536585365853658</text:p>
              </table:table-cell>
              <table:table-cell office:value-type="float" office:value="1.13486732918359">
                <text:p>1.13486732918359</text:p>
              </table:table-cell>
              <table:table-cell office:value-type="float" office:value="1.77245095600236">
                <text:p>1.77245095600236</text:p>
              </table:table-cell>
              <table:table-cell office:value-type="float" office:value="2.90731828518595">
                <text:p>2.9073182851859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85365853658537">
                <text:p>0.585365853658537</text:p>
              </table:table-cell>
              <table:table-cell office:value-type="float" office:value="1.15872912392387">
                <text:p>1.15872912392387</text:p>
              </table:table-cell>
              <table:table-cell office:value-type="float" office:value="1.732394229959">
                <text:p>1.732394229959</text:p>
              </table:table-cell>
              <table:table-cell office:value-type="float" office:value="2.89112335388287">
                <text:p>2.8911233538828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634146341463415">
                <text:p>0.634146341463415</text:p>
              </table:table-cell>
              <table:table-cell office:value-type="float" office:value="1.18412059453057">
                <text:p>1.18412059453057</text:p>
              </table:table-cell>
              <table:table-cell office:value-type="float" office:value="1.69279538531323">
                <text:p>1.69279538531323</text:p>
              </table:table-cell>
              <table:table-cell office:value-type="float" office:value="2.8769159798438">
                <text:p>2.876915979843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682926829268293">
                <text:p>0.682926829268293</text:p>
              </table:table-cell>
              <table:table-cell office:value-type="float" office:value="1.21094552071282">
                <text:p>1.21094552071282</text:p>
              </table:table-cell>
              <table:table-cell office:value-type="float" office:value="1.6536873153838">
                <text:p>1.6536873153838</text:p>
              </table:table-cell>
              <table:table-cell office:value-type="float" office:value="2.86463283609662">
                <text:p>2.8646328360966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731707317073171">
                <text:p>0.731707317073171</text:p>
              </table:table-cell>
              <table:table-cell office:value-type="float" office:value="1.2391108093542">
                <text:p>1.2391108093542</text:p>
              </table:table-cell>
              <table:table-cell office:value-type="float" office:value="1.61510567133105">
                <text:p>1.61510567133105</text:p>
              </table:table-cell>
              <table:table-cell office:value-type="float" office:value="2.85421648068525">
                <text:p>2.8542164806852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780487804878049">
                <text:p>0.780487804878049</text:p>
              </table:table-cell>
              <table:table-cell office:value-type="float" office:value="1.26852718282398">
                <text:p>1.26852718282398</text:p>
              </table:table-cell>
              <table:table-cell office:value-type="float" office:value="1.57708908881241">
                <text:p>1.57708908881241</text:p>
              </table:table-cell>
              <table:table-cell office:value-type="float" office:value="2.8456162716364">
                <text:p>2.845616271636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829268292682927">
                <text:p>0.829268292682927</text:p>
              </table:table-cell>
              <table:table-cell office:value-type="float" office:value="1.29910965713032">
                <text:p>1.29910965713032</text:p>
              </table:table-cell>
              <table:table-cell office:value-type="float" office:value="1.53967942459382">
                <text:p>1.53967942459382</text:p>
              </table:table-cell>
              <table:table-cell office:value-type="float" office:value="2.83878908172414">
                <text:p>2.838789081724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878048780487805">
                <text:p>0.878048780487805</text:p>
              </table:table-cell>
              <table:table-cell office:value-type="float" office:value="1.33077784055646">
                <text:p>1.33077784055646</text:p>
              </table:table-cell>
              <table:table-cell office:value-type="float" office:value="1.50292200029306">
                <text:p>1.50292200029306</text:p>
              </table:table-cell>
              <table:table-cell office:value-type="float" office:value="2.83369984084953">
                <text:p>2.8336998408495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6829268292683">
                <text:p>0.926829268292683</text:p>
              </table:table-cell>
              <table:table-cell office:value-type="float" office:value="1.36345608384134">
                <text:p>1.36345608384134</text:p>
              </table:table-cell>
              <table:table-cell office:value-type="float" office:value="1.46686584914682">
                <text:p>1.46686584914682</text:p>
              </table:table-cell>
              <table:table-cell office:value-type="float" office:value="2.83032193298815">
                <text:p>2.8303219329881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975609756097561">
                <text:p>0.975609756097561</text:p>
              </table:table-cell>
              <table:table-cell office:value-type="float" office:value="1.39707351137753">
                <text:p>1.39707351137753</text:p>
              </table:table-cell>
              <table:table-cell office:value-type="float" office:value="1.4315639600809">
                <text:p>1.4315639600809</text:p>
              </table:table-cell>
              <table:table-cell office:value-type="float" office:value="2.82863747145843">
                <text:p>2.8286374714584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.02439024390244">
                <text:p>1.02439024390244</text:p>
              </table:table-cell>
              <table:table-cell office:value-type="float" office:value="1.4315639600809">
                <text:p>1.4315639600809</text:p>
              </table:table-cell>
              <table:table-cell office:value-type="float" office:value="1.39707351137753">
                <text:p>1.39707351137753</text:p>
              </table:table-cell>
              <table:table-cell office:value-type="float" office:value="2.82863747145843">
                <text:p>2.828637471458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.07317073170732">
                <text:p>1.07317073170732</text:p>
              </table:table-cell>
              <table:table-cell office:value-type="float" office:value="1.46686584914682">
                <text:p>1.46686584914682</text:p>
              </table:table-cell>
              <table:table-cell office:value-type="float" office:value="1.36345608384134">
                <text:p>1.36345608384134</text:p>
              </table:table-cell>
              <table:table-cell office:value-type="float" office:value="2.83032193298815">
                <text:p>2.83032193298815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.1219512195122">
                <text:p>1.1219512195122</text:p>
              </table:table-cell>
              <table:table-cell office:value-type="float" office:value="1.50292200029306">
                <text:p>1.50292200029306</text:p>
              </table:table-cell>
              <table:table-cell office:value-type="float" office:value="1.33077784055646">
                <text:p>1.33077784055646</text:p>
              </table:table-cell>
              <table:table-cell office:value-type="float" office:value="2.83369984084953">
                <text:p>2.83369984084953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.17073170731707">
                <text:p>1.17073170731707</text:p>
              </table:table-cell>
              <table:table-cell office:value-type="float" office:value="1.53967942459382">
                <text:p>1.53967942459382</text:p>
              </table:table-cell>
              <table:table-cell office:value-type="float" office:value="1.29910965713032">
                <text:p>1.29910965713032</text:p>
              </table:table-cell>
              <table:table-cell office:value-type="float" office:value="2.83878908172414">
                <text:p>2.8387890817241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21951219512195">
                <text:p>1.21951219512195</text:p>
              </table:table-cell>
              <table:table-cell office:value-type="float" office:value="1.57708908881241">
                <text:p>1.57708908881241</text:p>
              </table:table-cell>
              <table:table-cell office:value-type="float" office:value="1.26852718282398">
                <text:p>1.26852718282398</text:p>
              </table:table-cell>
              <table:table-cell office:value-type="float" office:value="2.8456162716364">
                <text:p>2.84561627163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.26829268292683">
                <text:p>1.26829268292683</text:p>
              </table:table-cell>
              <table:table-cell office:value-type="float" office:value="1.61510567133105">
                <text:p>1.61510567133105</text:p>
              </table:table-cell>
              <table:table-cell office:value-type="float" office:value="1.2391108093542">
                <text:p>1.2391108093542</text:p>
              </table:table-cell>
              <table:table-cell office:value-type="float" office:value="2.85421648068525">
                <text:p>2.85421648068525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.31707317073171">
                <text:p>1.31707317073171</text:p>
              </table:table-cell>
              <table:table-cell office:value-type="float" office:value="1.6536873153838">
                <text:p>1.6536873153838</text:p>
              </table:table-cell>
              <table:table-cell office:value-type="float" office:value="1.21094552071282">
                <text:p>1.21094552071282</text:p>
              </table:table-cell>
              <table:table-cell office:value-type="float" office:value="2.86463283609662">
                <text:p>2.8646328360966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.36585365853659">
                <text:p>1.36585365853659</text:p>
              </table:table-cell>
              <table:table-cell office:value-type="float" office:value="1.69279538531323">
                <text:p>1.69279538531323</text:p>
              </table:table-cell>
              <table:table-cell office:value-type="float" office:value="1.18412059453057">
                <text:p>1.18412059453057</text:p>
              </table:table-cell>
              <table:table-cell office:value-type="float" office:value="2.8769159798438">
                <text:p>2.876915979843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.41463414634146">
                <text:p>1.41463414634146</text:p>
              </table:table-cell>
              <table:table-cell office:value-type="float" office:value="1.732394229959">
                <text:p>1.732394229959</text:p>
              </table:table-cell>
              <table:table-cell office:value-type="float" office:value="1.15872912392387">
                <text:p>1.15872912392387</text:p>
              </table:table-cell>
              <table:table-cell office:value-type="float" office:value="2.89112335388287">
                <text:p>2.8911233538828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.46341463414634">
                <text:p>1.46341463414634</text:p>
              </table:table-cell>
              <table:table-cell office:value-type="float" office:value="1.77245095600236">
                <text:p>1.77245095600236</text:p>
              </table:table-cell>
              <table:table-cell office:value-type="float" office:value="1.13486732918359">
                <text:p>1.13486732918359</text:p>
              </table:table-cell>
              <table:table-cell office:value-type="float" office:value="2.90731828518595">
                <text:p>2.90731828518595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.51219512195122">
                <text:p>1.51219512195122</text:p>
              </table:table-cell>
              <table:table-cell office:value-type="float" office:value="1.81293521308762">
                <text:p>1.81293521308762</text:p>
              </table:table-cell>
              <table:table-cell office:value-type="float" office:value="1.11263363199581">
                <text:p>1.11263363199581</text:p>
              </table:table-cell>
              <table:table-cell office:value-type="float" office:value="2.92556884508343">
                <text:p>2.9255688450834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.5609756097561">
                <text:p>1.5609756097561</text:p>
              </table:table-cell>
              <table:table-cell office:value-type="float" office:value="1.85381899177169">
                <text:p>1.85381899177169</text:p>
              </table:table-cell>
              <table:table-cell office:value-type="float" office:value="1.0921274720604">
                <text:p>1.0921274720604</text:p>
              </table:table-cell>
              <table:table-cell office:value-type="float" office:value="2.94594646383209">
                <text:p>2.9459464638320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.60975609756098">
                <text:p>1.60975609756098</text:p>
              </table:table-cell>
              <table:table-cell office:value-type="float" office:value="1.89507643477374">
                <text:p>1.89507643477374</text:p>
              </table:table-cell>
              <table:table-cell office:value-type="float" office:value="1.07344785778856">
                <text:p>1.07344785778856</text:p>
              </table:table-cell>
              <table:table-cell office:value-type="float" office:value="2.96852429256229">
                <text:p>2.9685242925622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.65853658536585">
                <text:p>1.65853658536585</text:p>
              </table:table-cell>
              <table:table-cell office:value-type="float" office:value="1.93668366157125">
                <text:p>1.93668366157125</text:p>
              </table:table-cell>
              <table:table-cell office:value-type="float" office:value="1.05669165963095">
                <text:p>1.05669165963095</text:p>
              </table:table-cell>
              <table:table-cell office:value-type="float" office:value="2.9933753212022">
                <text:p>2.993375321202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.70731707317073">
                <text:p>1.70731707317073</text:p>
              </table:table-cell>
              <table:table-cell office:value-type="float" office:value="1.97861860608362">
                <text:p>1.97861860608362</text:p>
              </table:table-cell>
              <table:table-cell office:value-type="float" office:value="1.04195167625824">
                <text:p>1.04195167625824</text:p>
              </table:table-cell>
              <table:table-cell office:value-type="float" office:value="3.02057028234185">
                <text:p>3.02057028234185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.75609756097561">
                <text:p>1.75609756097561</text:p>
              </table:table-cell>
              <table:table-cell office:value-type="float" office:value="2.0208608669734">
                <text:p>2.0208608669734</text:p>
              </table:table-cell>
              <table:table-cell office:value-type="float" office:value="1.02931452907362">
                <text:p>1.02931452907362</text:p>
              </table:table-cell>
              <table:table-cell office:value-type="float" office:value="3.05017539604702">
                <text:p>3.05017539604702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.80487804878049">
                <text:p>1.80487804878049</text:p>
              </table:table-cell>
              <table:table-cell office:value-type="float" office:value="2.06339156995701">
                <text:p>2.06339156995701</text:p>
              </table:table-cell>
              <table:table-cell office:value-type="float" office:value="1.01885846703441">
                <text:p>1.01885846703441</text:p>
              </table:table-cell>
              <table:table-cell office:value-type="float" office:value="3.08225003699142">
                <text:p>3.08225003699142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.85365853658537">
                <text:p>1.85365853658537</text:p>
              </table:table-cell>
              <table:table-cell office:value-type="float" office:value="2.10619324143247">
                <text:p>2.10619324143247</text:p>
              </table:table-cell>
              <table:table-cell office:value-type="float" office:value="1.01065118805369">
                <text:p>1.01065118805369</text:p>
              </table:table-cell>
              <table:table-cell office:value-type="float" office:value="3.11684442948616">
                <text:p>3.1168444294861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.90243902439025">
                <text:p>1.90243902439025</text:p>
              </table:table-cell>
              <table:table-cell office:value-type="float" office:value="2.1492496926888">
                <text:p>2.1492496926888</text:p>
              </table:table-cell>
              <table:table-cell office:value-type="float" office:value="1.00474780117297">
                <text:p>1.00474780117297</text:p>
              </table:table-cell>
              <table:table-cell office:value-type="float" office:value="3.15399749386178">
                <text:p>3.15399749386178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.95121951219512">
                <text:p>1.95121951219512</text:p>
              </table:table-cell>
              <table:table-cell office:value-type="float" office:value="2.19254591394821">
                <text:p>2.19254591394821</text:p>
              </table:table-cell>
              <table:table-cell office:value-type="float" office:value="1.00118906106214">
                <text:p>1.00118906106214</text:p>
              </table:table-cell>
              <table:table-cell office:value-type="float" office:value="3.19373497501034">
                <text:p>3.19373497501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